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b81" officeooo:paragraph-rsid="00088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at is stack? Why is it preferred.</text:p>
      <text:p text:style-name="P1">2.Bitwise operation toggling a bit</text:p>
      <text:p text:style-name="P1">3.In student database check for roll no and change <text:s/>data(Ex. name) for </text:p>
      <text:p text:style-name="P1">that rollno as per user input</text:p>
      <text:p text:style-name="P1">4.Implement stack using linked list</text:p>
      <text:p text:style-name="P1">5.Traversal in BST without recursion</text:p>
      <text:p text:style-name="P1">6.AVL tree</text:p>
      <text:p text:style-name="P1">7.optimisation level</text:p>
      <text:p text:style-name="P1">8.String reverse with recursion with validation</text:p>
      <text:p text:style-name="P1">9.Difference between macro and typedef and enum</text:p>
      <text:p text:style-name="P1">10.How to find size of structure without using sizeof</text:p>
      <text:p text:style-name="P1">11.Explain datastructure for 10 min</text:p>
      <text:p text:style-name="P1">12.Structure padding and packing</text:p>
      <text:p text:style-name="P1">13.Difference between selection and insertion sort</text:p>
      <text:p text:style-name="P1">14.union A {</text:p>
      <text:p text:style-name="P1"><text:s text:c="9"/>int a;</text:p>
      <text:p text:style-name="P1"><text:s text:c="9"/>char c[2];</text:p>
      <text:p text:style-name="P1"><text:s text:c="5"/>};</text:p>
      <text:p text:style-name="P1"><text:s text:c="5"/>int main(void)</text:p>
      <text:p text:style-name="P1"><text:s text:c="5"/>{</text:p>
      <text:p text:style-name="P1"><text:s text:c="13"/>union A u;</text:p>
      <text:p text:style-name="P1"><text:s text:c="13"/>u.a = 260;</text:p>
      <text:p text:style-name="P1"><text:s text:c="13"/>u.c[1] = 4;</text:p>
      <text:p text:style-name="P1"><text:s text:c="13"/>printf ("%d", u.c[0]);</text:p>
      <text:p text:style-name="P1"><text:s text:c="14"/>printf ("%d", u.c[1]);</text:p>
      <text:p text:style-name="P1"><text:s text:c="17"/>printf ("%d", u.a);</text:p>
      <text:p text:style-name="P1"><text:s text:c="13"/>return 0;</text:p>
      <text:p text:style-name="P1"><text:s text:c="5"/>}</text:p>
      <text:p text:style-name="P1">15.int a=10; <text:s text:c="3"/>//global</text:p>
      <text:p text:style-name="P1"><text:s text:c="9"/>enum{</text:p>
      <text:p text:style-name="P1"><text:s text:c="9"/>jan =a,feb,march}//global</text:p>
      <text:p text:style-name="P1">16.Explain libraries static and <text:s/>dynamic library and their application</text:p>
      <text:p text:style-name="P1">17.TO swap a nibble from Most significant to least significant for integer</text:p>
      <text:p text:style-name="P1">18.what strip command</text:p>
      <text:p text:style-name="P1">19.Who will allocate heap memory</text:p>
      <text:p text:style-name="P1">20.what is threaded binary tree</text:p>
      <text:p text:style-name="P1">21.find loop in a list</text:p>
      <text:p text:style-name="P1">22.discard characters other than alphabets</text:p>
      <text:p text:style-name="P1">23.insertion sort</text:p>
      <text:p text:style-name="P1">24.swap a nibble in a byte</text:p>
      <text:p text:style-name="P1">25.structure padding</text:p>
      <text:p text:style-name="P1">26.delete nth node in single linked list.</text:p>
      <text:p text:style-name="P1">27.difference btwn stack and queue</text:p>
      <text:p text:style-name="P1">28.storage classes</text:p>
      <text:p text:style-name="P1">29. difference btwn auto and extern</text:p>
      <text:p text:style-name="P1">30.reverse single linked list using recursion</text:p>
      <text:p text:style-name="P1">31.BST :inorder,post order ,preorder</text:p>
      <text:p text:style-name="P1">32.Application building</text:p>
      <text:p text:style-name="P1">33.how to optimise the code</text:p>
      <text:p text:style-name="P1">34.qualifiers</text:p>
      <text:p text:style-name="P1">35.function pointers with example</text:p>
      <text:p text:style-name="P1">36.find a loop in single linked list</text:p>
      <text:p text:style-name="P1"><text:soft-page-break/>37.flags in gcc</text:p>
      <text:p text:style-name="P1">38.what is use of little endian and big endian</text:p>
      <text:p text:style-name="P1">39.real time example of volatile</text:p>
      <text:p text:style-name="P1">40.memory layout</text:p>
      <text:p text:style-name="P1">41.memory leak with example</text:p>
      <text:p text:style-name="P1">42.explicit and implicit typecasting uses and drawbacks</text:p>
      <text:p text:style-name="P1">43.libraries</text:p>
      <text:p text:style-name="P1">44.compilation stages with examples</text:p>
      <text:p text:style-name="P1">45.difference btwn storage class and storage class specifier</text:p>
      <text:p text:style-name="P1">46.what are ways can we cal a func without main</text:p>
      <text:p text:style-name="P1">47.what is rodata</text:p>
      <text:p text:style-name="P1">48.Pointers complex declarations</text:p>
      <text:p text:style-name="P1">49.Insertion sort</text:p>
      <text:p text:style-name="P1">50.program to find no.of times string2 found in string1</text:p>
      <text:p text:style-name="P1">51.string n compare</text:p>
      <text:p text:style-name="P1">52.Bitwise even set bits count and basics of bitwise...</text:p>
      <text:p text:style-name="P1">53.linked list problem</text:p>
      <text:p text:style-name="P1"><text:s text:c="5"/>i/p:15-&gt;23-&gt;34-&gt;33-&gt;55-&gt;88-&gt;56</text:p>
      <text:p text:style-name="P1"><text:s text:c="5"/>o/p:15-&gt;34-&gt;55-&gt;56-&gt;88-&gt;33-&gt;23</text:p>
      <text:p text:style-name="P1">54.Application building process</text:p>
      <text:p text:style-name="P1">55.Difference between structure and union</text:p>
      <text:p text:style-name="P1">56.strstr prigram</text:p>
      <text:p text:style-name="P1">57.Insert and delete node in linked list</text:p>
      <text:p text:style-name="P1">58.stack queue and their real time application</text:p>
      <text:p text:style-name="P1">59.Use of intermediate code generation</text:p>
      <text:p text:style-name="P1">60.bitwise swap a bit at given postion of two no.</text:p>
      <text:p text:style-name="P1">61.BST deletion</text:p>
      <text:p text:style-name="P1">62.int datatype is <text:s/>4 byte the size is dependent on what? and why?</text:p>
      <text:p text:style-name="P1">63.merge sort</text:p>
      <text:p text:style-name="P1">64.flags in GCC</text:p>
      <text:p text:style-name="P1">65.Difference between array and pointer</text:p>
      <text:p text:style-name="P1">66.Preprocessing stage and what error can be in preprocessing st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0:22:15.276877811</meta:creation-date>
    <dc:date>2017-02-28T20:22:41.083656605</dc:date>
    <meta:editing-duration>P0D</meta:editing-duration>
    <meta:editing-cycles>1</meta:editing-cycles>
    <meta:document-statistic meta:table-count="0" meta:image-count="0" meta:object-count="0" meta:page-count="2" meta:paragraph-count="84" meta:word-count="383" meta:character-count="2696" meta:non-whitespace-character-count="2228"/>
    <meta:generator>LibreOffice/4.2.4.2$Linux_x86 LibreOffice_project/420m0$Build-2</meta:generator>
  </office:meta>
</office:document-meta>
</file>